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fb858" officeooo:paragraph-rsid="000fb858" style:font-size-asian="15pt" style:font-size-complex="15pt"/>
    </style:style>
    <style:style style:name="P2" style:family="paragraph" style:parent-style-name="Standard">
      <style:text-properties fo:font-size="15pt" fo:font-weight="bold" officeooo:rsid="000fb858" officeooo:paragraph-rsid="000fb858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class JTextFieldDemo extends JFrame{</text:p>
      <text:p text:style-name="P1"><text:s text:c="6"/>public JTextFieldDemo(){</text:p>
      <text:p text:style-name="P1"><text:s text:c="4"/><text:tab/> <text:s/>setBounds(200, 200, 300, 300);</text:p>
      <text:p text:style-name="P1"><text:s text:c="4"/><text:tab/> <text:s/>setDefaultCloseOperation(EXIT_ON_CLOSE);</text:p>
      <text:p text:style-name="P1"><text:s text:c="4"/><text:tab/> <text:s/>Container c=getContentPane();</text:p>
      <text:p text:style-name="P1"><text:s text:c="4"/><text:tab/> <text:s/>c.setLayout(new FlowLayout());</text:p>
      <text:p text:style-name="P1"><text:s text:c="4"/><text:tab/><text:span text:style-name="T1"> <text:s/>final JTextField jt=new JTextField();//设置文本框</text:span></text:p>
      <text:p text:style-name="P1"><text:s text:c="4"/><text:tab/> <text:span text:style-name="T1"><text:s/>jt.setColumns(30);//设置文本框长度，长度为字符</text:span></text:p>
      <text:p text:style-name="P2"><text:s text:c="4"/><text:tab/> <text:s/>jt.setText("a");//设置文本内容</text:p>
      <text:p text:style-name="P2"><text:s text:c="4"/><text:tab/> <text:s/>jt.setFont(new Font("黑体",Font.PLAIN,20));//设置文本字体</text:p>
      <text:p text:style-name="P2"><text:s text:c="4"/><text:tab/> <text:s/>JButton b1=new JButton("确认");</text:p>
      <text:p text:style-name="P2"><text:s text:c="4"/><text:tab/> <text:s/>b1.addActionListener(new ActionListener() {</text:p>
      <text:p text:style-name="P2"><text:tab/><text:tab/><text:tab/></text:p>
      <text:p text:style-name="P2"><text:tab/><text:tab/><text:tab/>@Override</text:p>
      <text:p text:style-name="P2"><text:tab/><text:tab/><text:tab/>public void actionPerformed(ActionEvent e) {</text:p>
      <text:p text:style-name="P2"><text:tab/><text:tab/><text:tab/><text:tab/>// TODO Auto-generated method stub</text:p>
      <text:p text:style-name="P2"><text:tab/><text:tab/><text:tab/><text:tab/>System.out.println("文本框中的内容:"+jt.getText());//获取文本内容</text:p>
      <text:p text:style-name="P2"><text:tab/><text:tab/><text:tab/><text:tab/>jt.setText("");//清空文本框中的内容</text:p>
      <text:p text:style-name="P2"><text:tab/><text:tab/><text:tab/><text:tab/><text:span text:style-name="T2">jt.requestFocus();//获取焦点，获取光标</text:span></text:p>
      <text:p text:style-name="P2"><text:tab/><text:tab/><text:tab/>}</text:p>
      <text:p text:style-name="P1"><text:tab/><text:tab/>});</text:p>
      <text:p text:style-name="P1"><text:s text:c="4"/><text:tab/> <text:s/>c.add(b1);</text:p>
      <text:p text:style-name="P1"><text:s text:c="4"/><text:tab/> <text:s/>c.add(jt);</text:p>
      <text:p text:style-name="P1"><text:s text:c="4"/><text:tab/> <text:s/>setVisible(true);</text:p>
      <text:p text:style-name="P1"><text:s text:c="6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6S</meta:editing-duration>
    <meta:editing-cycles>4</meta:editing-cycles>
    <meta:generator>LibreOffice/5.3.0.3$Windows_X86_64 LibreOffice_project/7074905676c47b82bbcfbea1aeefc84afe1c50e1</meta:generator>
    <dc:date>2017-12-24T09:51:06.815000000</dc:date>
    <meta:document-statistic meta:table-count="0" meta:image-count="0" meta:object-count="0" meta:page-count="1" meta:paragraph-count="25" meta:word-count="118" meta:character-count="787" meta:non-whitespace-character-count="628"/>
    <meta:user-defined meta:name="Info 1"/>
    <meta:user-defined meta:name="Info 2"/>
    <meta:user-defined meta:name="Info 3"/>
    <meta:user-defined meta:name="Info 4"/>
  </office:meta>
</office:document-meta>
</file>